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2854" officeooo:paragraph-rsid="000d28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dőlap:</text:p>
      <text:p text:style-name="P1">* balra fenn: iskola, bekezdés/balra igazítása és betüméret módosítása</text:p>
      <text:p text:style-name="P1">* szöveg, bekezdés/középre igazítása, térköz előtte utána</text:p>
      <text:p text:style-name="P1">* név, bekezdés/jobbra igazítva</text:p>
      <text:p text:style-name="P1">* fájl, nyomtatási kép ellenőrzés</text:p>
      <text:p text:style-name="P1"/>
      <text:p text:style-name="P1">tartalom jegyzék:</text:p>
      <text:p text:style-name="P1">* hivatkozás/tartalom/automatikus tartalomjegyzék</text:p>
      <text:p text:style-name="P1">* kezdőlap/stílusok/címsor1/formátum/bekezdés/szövegbeosztás/új oldalra</text:p>
      <text:p text:style-name="P1">* beszúrás/élőfej/élőfej szerkesztése/sajátnév</text:p>
      <text:p text:style-name="P1">* kezdőlap/bekezdés/tabulátorok</text:p>
      <text:p text:style-name="P1">* lap elrendezése/oldalbeállitás/margók</text:p>
      <text:p text:style-name="P1">* nézet/vonalzó</text:p>
      <text:p text:style-name="P1">* bekezdés/szegély és mintázat/hatókör:bekezdés/típus:egyéni/alsó vonal</text:p>
      <text:p text:style-name="P1">* beszúrás/oldalszám/formázás,oldalszámozás</text:p>
      <text:p text:style-name="P1"/>
      <text:p text:style-name="P1">Lábjegyzet</text:p>
      <text:p text:style-name="P1">* hivatkozás/lábjegyzet beszúrása/beillesztés</text:p>
      <text:p text:style-name="P1"/>
      <text:p text:style-name="P1">Kép</text:p>
      <text:p text:style-name="P1">* saját mappából</text:p>
      <text:p text:style-name="P1">* internetről nem jogvédett kép</text:p>
      <text:p text:style-name="P1">* új bekezdés/beszúrás/kép/saját mappa</text:p>
      <text:p text:style-name="P1">* helyi menü/méret/rögzített méretarány</text:p>
      <text:p text:style-name="P1">* helyi menü/képaláirás beszúrása</text:p>
      <text:p text:style-name="P1">* helyi menü/körbefuttatás</text:p>
      <text:p text:style-name="P1">* helyi menü/kép formázása/fényerő</text:p>
      <text:p text:style-name="P1"/>
      <text:p text:style-name="P1">tartalomjeigyzék frissításe</text:p>
      <text:p text:style-name="P1"/>
      <text:p text:style-name="P1">források</text:p>
      <text:p text:style-name="P1">* könyv alapján</text:p>
      <text:p text:style-name="P1">* internetről/url cím/felhasználási dátum(hozzáfárs ideje:)</text:p>
      <text:p text:style-name="P1"/>
      <text:p text:style-name="P1">nyomtatás</text:p>
      <text:p text:style-name="P1">* fájl/mentés másként/fájl tipus: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4:33:16.838328797</meta:creation-date>
    <dc:date>2015-02-16T14:33:57.708315650</dc:date>
    <meta:editing-duration>P0D</meta:editing-duration>
    <meta:editing-cycles>1</meta:editing-cycles>
    <meta:document-statistic meta:table-count="0" meta:image-count="0" meta:object-count="0" meta:page-count="1" meta:paragraph-count="30" meta:word-count="99" meta:character-count="1010" meta:non-whitespace-character-count="941"/>
    <meta:generator>LibreOffice/4.2.7.2$Linux_X86_64 LibreOffice_project/420m0$Build-2</meta:generator>
  </office:meta>
</office:document-meta>
</file>